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7"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8"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29"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0"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1"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4"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5"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8"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0"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1"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6"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49"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0"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1"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3"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5"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6"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57"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58"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0"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1"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2.716cm" fo:margin-right="0cm" fo:orphans="0" fo:widows="0" fo:text-indent="0cm" style:auto-text-indent="false" style:text-autospace="none"/>
    </style:style>
    <style:style style:name="P63"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4"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5" style:family="paragraph" style:parent-style-name="Default_20_Text">
      <style:paragraph-properties fo:margin-left="2.716cm" fo:margin-right="0cm" fo:line-height="0.307cm" fo:orphans="0" fo:widows="0" fo:text-indent="0cm" style:auto-text-indent="false" style:text-autospace="none"/>
    </style:style>
    <style:style style:name="P66" style:family="paragraph" style:parent-style-name="Default_20_Text">
      <style:paragraph-properties fo:margin-left="2.716cm" fo:margin-right="0cm" fo:line-height="90%" fo:orphans="0" fo:widows="0" fo:text-indent="0cm" style:auto-text-indent="false" style:text-autospace="none"/>
    </style:style>
    <style:style style:name="P67" style:family="paragraph" style:parent-style-name="Default_20_Text">
      <style:paragraph-properties fo:margin-left="1.658cm" fo:margin-right="0cm" fo:orphans="0" fo:widows="0" fo:text-indent="0cm" style:auto-text-indent="false" style:text-autospace="none"/>
    </style:style>
    <style:style style:name="P68"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69" style:family="paragraph" style:parent-style-name="Default_20_Text">
      <style:paragraph-properties fo:margin-left="2.187cm" fo:margin-right="0cm" fo:orphans="0" fo:widows="0" fo:text-indent="0cm" style:auto-text-indent="false" style:text-autospace="none"/>
    </style:style>
    <style:style style:name="P70"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1"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2"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3"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4"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5"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76"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77" style:family="paragraph" style:parent-style-name="Default_20_Text">
      <style:paragraph-properties fo:margin-left="1.603cm" fo:margin-right="0cm" fo:orphans="0" fo:widows="0" fo:text-indent="0cm" style:auto-text-indent="false" style:text-autospace="none"/>
    </style:style>
    <style:style style:name="P78"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79"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0"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1"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2"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3"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5"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6"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88"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89"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2"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3"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4"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96"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97"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98"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99"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0"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1" style:family="paragraph" style:parent-style-name="Default_20_Text" style:master-page-name="">
      <style:paragraph-properties fo:orphans="0" fo:widows="0" style:page-number="auto" style:text-autospace="none"/>
    </style:style>
    <style:style style:name="P102"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3"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4"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5"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6"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07"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0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09" style:family="paragraph" style:parent-style-name="Default_20_Text">
      <style:paragraph-properties fo:orphans="0" fo:widows="0" style:shadow="none" style:text-autospace="none"/>
    </style:style>
    <style:style style:name="P110"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1" style:family="paragraph" style:parent-style-name="Default_20_Text">
      <style:paragraph-properties fo:text-align="justify" style:justify-single-word="false" fo:orphans="0" fo:widows="0" style:shadow="none" style:text-autospace="none"/>
    </style:style>
    <style:style style:name="P112"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4"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5"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6"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7"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18"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19"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0"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1"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2"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3"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24"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5"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6"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27"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28"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29" style:family="paragraph" style:parent-style-name="Default_20_Text">
      <style:paragraph-properties fo:text-align="justify" style:justify-single-word="false" fo:orphans="0" fo:widows="0" fo:break-before="page" style:shadow="none" style:text-autospace="none"/>
      <style:text-properties style:font-name="Helvetica1" fo:font-size="6.5pt" style:font-size-asian="6.5pt" style:font-name-complex="Helvetica1" style:font-size-complex="6.5pt"/>
    </style:style>
    <style:style style:name="P130"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1"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2"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3"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4"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5"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6"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7"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8" style:family="paragraph" style:parent-style-name="Default_20_Text" style:list-style-name="L2">
      <style:paragraph-properties fo:text-align="justify" style:justify-single-word="false" fo:orphans="0" fo:widows="0" style:shadow="none" style:text-autospace="none"/>
    </style:style>
    <style:style style:name="P139"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140" style:family="paragraph" style:parent-style-name="Default_20_Text">
      <style:paragraph-properties fo:margin-left="0.035cm" fo:margin-right="0cm" fo:orphans="0" fo:widows="0" fo:text-indent="0cm" style:auto-text-indent="false" style:text-autospace="none"/>
    </style:style>
    <style:style style:name="P141"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142"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officeooo:paragraph-rsid="0014737e" style:font-size-asian="6.5pt" style:font-size-complex="6.5pt"/>
    </style:style>
    <style:style style:name="P143"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14737e" style:font-size-asian="6.5pt" style:font-name-complex="Helvetica1" style:font-size-complex="6.5pt"/>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4737e"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style:font-weight-asian="normal" style:font-name-complex="Helvetica1" style:font-weight-complex="normal"/>
    </style:style>
    <style:style style:name="T31" style:family="text">
      <style:text-properties fo:font-weight="normal" officeooo:rsid="0014737e" style:font-weight-asian="normal" style:font-name-complex="Helvetica1" style:font-weight-complex="normal"/>
    </style:style>
    <style:style style:name="T32" style:family="text">
      <style:text-properties fo:font-size="6pt" fo:font-weight="bold" style:font-size-asian="6pt" style:font-weight-asian="bold" style:font-size-complex="6pt" style:font-weight-complex="bold"/>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4pt" fo:font-weight="bold" style:font-size-asian="4pt" style:font-weight-asian="bold" style:font-size-complex="4pt" style:font-weight-complex="bold"/>
    </style:style>
    <style:style style:name="T36" style:family="text">
      <style:text-properties fo:font-size="4pt" fo:language="en" fo:country="US" fo:font-weight="bold" style:font-size-asian="4pt" style:font-weight-asian="bold" style:font-size-complex="4pt" style:font-weight-complex="bold"/>
    </style:style>
    <style:style style:name="T37" style:family="text">
      <style:text-properties fo:font-size="4.5pt" fo:font-weight="bold" style:font-size-asian="4.5pt" style:font-weight-asian="bold" style:font-name-complex="Helvetica1" style:font-size-complex="4.5pt" style:font-weight-complex="bold"/>
    </style:style>
    <style:style style:name="T38" style:family="text">
      <style:text-properties fo:font-size="4.5pt" fo:font-weight="bold" style:font-size-asian="4.5pt" style:font-weight-asian="bold" style:font-size-complex="4.5pt" style:font-weight-complex="bold"/>
    </style:style>
    <style:style style:name="T39" style:family="text">
      <style:text-properties fo:font-size="8pt" style:font-size-asian="8pt" style:font-size-complex="8pt"/>
    </style:style>
    <style:style style:name="T40" style:family="text">
      <style:text-properties fo:font-size="8pt" fo:font-weight="bold" style:font-size-asian="8pt" style:font-weight-asian="bold" style:font-size-complex="8pt" style:font-weight-complex="bold"/>
    </style:style>
    <style:style style:name="T41" style:family="text">
      <style:text-properties fo:font-size="8.5pt" style:font-size-asian="8.5pt" style:font-name-complex="Helvetica1" style:font-size-complex="8.5pt"/>
    </style:style>
    <style:style style:name="T42" style:family="text">
      <style:text-properties fo:font-size="8.5pt" fo:font-weight="bold" style:font-size-asian="8.5pt" style:font-weight-asian="bold" style:font-size-complex="8.5pt" style:font-weight-complex="bold"/>
    </style:style>
    <style:style style:name="T43" style:family="text">
      <style:text-properties fo:language="en" fo:country="US"/>
    </style:style>
    <style:style style:name="T44" style:family="text">
      <style:text-properties fo:language="en" fo:country="US" fo:font-weight="bold" style:font-weight-asian="bold" style:font-weight-complex="bold"/>
    </style:style>
    <style:style style:name="T45" style:family="text">
      <style:text-properties fo:language="en" fo:country="US" fo:font-weight="normal" style:font-weight-asian="normal" style:font-weight-complex="normal"/>
    </style:style>
    <style:style style:name="T46" style:family="text">
      <style:text-properties style:font-name="Helvetica"/>
    </style:style>
    <style:style style:name="T47" style:family="text">
      <style:text-properties style:font-name="Helvetica" style:font-name-asian="Times New Roman"/>
    </style:style>
    <style:style style:name="T48" style:family="text">
      <style:text-properties style:font-name="Helvetica" fo:font-size="8.5pt" fo:font-weight="bold" style:font-size-asian="8.5pt" style:font-weight-asian="bold" style:font-name-complex="Helvetica1" style:font-size-complex="8.5pt" style:font-weight-complex="bold"/>
    </style:style>
    <style:style style:name="T49" style:family="text">
      <style:text-properties style:font-name="Helvetica" fo:font-weight="bold" style:font-name-asian="Arial Unicode MS" style:font-weight-asian="bold" style:font-name-complex="Arial Unicode MS" style:font-weight-complex="bold"/>
    </style:style>
    <style:style style:name="T50" style:family="text">
      <style:text-properties style:font-name="Helvetica" fo:font-weight="bold" style:font-weight-asian="bold" style:font-weight-complex="bold"/>
    </style:style>
    <style:style style:name="T51"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2"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3" style:family="text">
      <style:text-properties style:font-name="Helvetica" fo:font-size="6.5pt" fo:font-weight="bold" style:font-size-asian="6.5pt" style:font-weight-asian="bold" style:font-name-complex="Helvetica1" style:font-size-complex="6.5pt" style:font-weight-complex="bold"/>
    </style:style>
    <style:style style:name="T54" style:family="text">
      <style:text-properties style:font-name="Helvetica" fo:font-size="3.5pt" fo:font-weight="bold" style:font-size-asian="3.5pt" style:font-weight-asian="bold" style:font-name-complex="Helvetica1" style:font-size-complex="3.5pt" style:font-weight-complex="bold"/>
    </style:style>
    <style:style style:name="T55" style:family="text">
      <style:text-properties style:font-name="Helvetica" fo:font-size="3.5pt" fo:font-weight="normal" style:font-size-asian="3.5pt" style:font-weight-asian="normal" style:font-name-complex="Helvetica1" style:font-size-complex="3.5pt" style:font-weight-complex="normal"/>
    </style:style>
    <style:style style:name="T56" style:family="text">
      <style:text-properties style:font-name="Helvetica" fo:font-size="3pt" fo:font-weight="normal" style:font-size-asian="3pt" style:font-weight-asian="normal" style:font-name-complex="Helvetica1" style:font-size-complex="3pt" style:font-weight-complex="normal"/>
    </style:style>
    <style:style style:name="T57" style:family="text">
      <style:text-properties style:font-name="Helvetica" fo:font-size="8pt" fo:font-weight="bold" style:font-size-asian="8pt" style:font-weight-asian="bold" style:font-name-complex="Helvetica1" style:font-size-complex="8pt" style:font-weight-complex="bold"/>
    </style:style>
    <style:style style:name="T58" style:family="text">
      <style:text-properties style:font-name="Courier New" style:font-name-complex="Courier New"/>
    </style:style>
    <style:style style:name="T59" style:family="text">
      <style:text-properties style:font-name="Consolas"/>
    </style:style>
    <style:style style:name="T60" style:family="text">
      <style:text-properties style:font-name="Consolas" fo:font-style="italic" style:font-style-asian="italic" style:font-style-complex="italic"/>
    </style:style>
    <style:style style:name="T61" style:family="text">
      <style:text-properties style:font-name="Consolas" fo:font-size="6.5pt" style:font-size-asian="6.5pt" style:font-name-complex="Helvetica1" style:font-size-complex="6.5pt"/>
    </style:style>
    <style:style style:name="T62" style:family="text">
      <style:text-properties style:font-name="Consolas" fo:font-size="6.5pt" fo:font-style="italic" style:font-size-asian="6.5pt" style:font-style-asian="italic" style:font-name-complex="Helvetica1" style:font-size-complex="6.5pt" style:font-style-complex="italic"/>
    </style:style>
    <style:style style:name="T63" style:family="text">
      <style:text-properties style:font-name="Consolas" fo:font-size="6.5pt" fo:font-style="normal" style:font-size-asian="6.5pt" style:font-style-asian="normal" style:font-name-complex="Helvetica1" style:font-size-complex="6.5pt" style:font-style-complex="normal"/>
    </style:style>
    <style:style style:name="T64" style:family="text">
      <style:text-properties style:font-name-asian="Times New Roman"/>
    </style:style>
    <style:style style:name="T65" style:family="text">
      <style:text-properties fo:font-size="2.5pt" fo:font-weight="bold" style:font-size-asian="2.5pt" style:font-weight-asian="bold" style:font-size-complex="2.5pt" style:font-weight-complex="bold"/>
    </style:style>
    <style:style style:name="T66" style:family="text">
      <style:text-properties officeooo:rsid="0014737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1" text:anchor-type="char" svg:y="-0.277cm" svg:width="6.205cm" svg:height="6.205cm" draw:z-index="0"><draw:image xlink:href="Pictures/1000000000000200000002003DDD2196.png" xlink:type="simple" xlink:show="embed" xlink:actuate="onLoad"/></draw:frame></text:p>
      <text:p text:style-name="P101"/>
      <text:p text:style-name="P9"/>
      <text:p text:style-name="P9"/>
      <text:p text:style-name="P9"/>
      <text:p text:style-name="P9"/>
      <text:p text:style-name="P9"/>
      <text:p text:style-name="P9"/>
      <text:p text:style-name="P9"/>
      <text:p text:style-name="P9"/>
      <text:p text:style-name="P9"/>
      <text:p text:style-name="P117">Oolite</text:p>
      <text:p text:style-name="P9"/>
      <text:p text:style-name="P118">Version 1.8<text:span text:style-name="T66">4</text:span></text:p>
      <text:p text:style-name="P101"/>
      <text:p text:style-name="P9"/>
      <text:p text:style-name="P9"/>
      <text:p text:style-name="P118">Installation</text:p>
      <text:p text:style-name="P119"/>
      <text:p text:style-name="P51">Mac OS X</text:p>
      <text:p text:style-name="P53"/>
      <text:p text:style-name="P54">Oolite requires Mac OS X 10.5 or later</text:p>
      <text:p text:style-name="P53"/>
      <text:p text:style-name="P12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3"/>
      <text:p text:style-name="P54">To run the game, double-click on the file 'Oolite.app' (the Oolite icon) in the 'Oolite' folder.</text:p>
      <text:p text:style-name="P53"/>
      <text:p text:style-name="P53"/>
      <text:p text:style-name="P51">Windows</text:p>
      <text:p text:style-name="P53"/>
      <text:p text:style-name="P99">A folder called 'Oolite' has been created in Start -&gt; Program Files. This folder has icons for running the game, the reference sheet, the link to the official Oolite website, the Advice for New Commanders guide, this ReadMe and an uninstall program.</text:p>
      <text:p text:style-name="P53"/>
      <text:p text:style-name="P54">To run the game, choose the Oolite icon in the 'Oolite' folder.</text:p>
      <text:p text:style-name="P53"/>
      <text:p text:style-name="P53"/>
      <text:p text:style-name="P59"><text:span text:style-name="T13">Linux </text:span><text:span text:style-name="T7">(oolite.org package)</text:span></text:p>
      <text:p text:style-name="P98">(this section is not applicable for installed packages downloaded from Linux repositories)</text:p>
      <text:p text:style-name="P53"/>
      <text:p text:style-name="P100"><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3"/>
      <text:p text:style-name="P54">To run the game, choose the 'Oolite (oolite.org)' entry. </text:p>
      <text:p text:style-name="P53"/>
      <text:p text:style-name="P54">Oolite may also run from a terminal. For system-wide Oolite installations (i.e. Oolite installed as root), open a terminal and execute</text:p>
      <text:p text:style-name="P56">$ oolite</text:p>
      <text:p text:style-name="P53"/>
      <text:p text:style-name="P54">while for home-folder Oolite installations, open a terminal and execute</text:p>
      <text:p text:style-name="P56">$ ~/GNUstep/Applications/Oolite/oolite</text:p>
      <text:p text:style-name="P53"/>
      <text:p text:style-name="P54">To remove Oolite, for system-wide installations (i.e. Oolite installed as root), open a terminal and execute</text:p>
      <text:p text:style-name="P56">$ /opt/Oolite/uninstall</text:p>
      <text:p text:style-name="P53"/>
      <text:p text:style-name="P54">while for home-folder Oolite installations, open a terminal and execute</text:p>
      <text:p text:style-name="P56">$ ~/GNUstep/Applications/Oolite/uninstall</text:p>
      <text:p text:style-name="P53"/>
      <text:p text:style-name="P54">For more information, on the Oolite for Linux installation, check the README.TXT file located in the following folder:</text:p>
      <text:p text:style-name="P54">system-wide Oolite installation<text:tab/><text:span text:style-name="T59">/opt/Oolite/doc/README.TXT</text:span></text:p>
      <text:p text:style-name="P54">home-folder Oolite installation<text:tab/><text:span text:style-name="T59">~/GNUstep/Applications/Oolite/doc/README.TXT</text:span></text:p>
      <text:p text:style-name="P9"/>
      <text:p text:style-name="P9"/>
      <text:p text:style-name="P9"/>
      <text:p text:style-name="P27">Start Menu</text:p>
      <text:p text:style-name="P34"/>
      <text:p text:style-name="P18">When starting Oolite, a menu with six options will be displayed.</text:p>
      <text:p text:style-name="P19"/>
      <text:p text:style-name="P21">Start New Commander:</text:p>
      <text:p text:style-name="P48">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48"/>
      <text:p text:style-name="P21">Load Commander:</text:p>
      <text:p text:style-name="P48">Load an existing commander file.</text:p>
      <text:p text:style-name="P48"/>
      <text:p text:style-name="P21">View Ship Library:</text:p>
      <text:p text:style-name="P48">View the specifications and descriptions of the ships and other common space objects.</text:p>
      <text:p text:style-name="P48"><text:soft-page-break/></text:p>
      <text:p text:style-name="P21">View Keyboard Settings:</text:p>
      <text:p text:style-name="P48">View the current keyboard settings.</text:p>
      <text:p text:style-name="P48"/>
      <text:p text:style-name="P32">Manage Expansion Packs:</text:p>
      <text:p text:style-name="P48">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48"/>
      <text:p text:style-name="P21">Exit Game:</text:p>
      <text:p text:style-name="P48">Exit the game.</text:p>
      <text:p text:style-name="P9"/>
      <text:p text:style-name="P9"/>
      <text:p text:style-name="P9"/>
      <text:p text:style-name="P27">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4">In Dock Commands:</text:p>
      <text:p text:style-name="P20"/>
      <text:p text:style-name="P102"><text:span text:style-name="T24">1 </text:span><text:span text:style-name="T28">or</text:span><text:span text:style-name="T24"> F1<text:tab/>Launch<text:line-break/></text:span><text:span text:style-name="T28">Propels your spacecraft from docked station.</text:span></text:p>
      <text:p text:style-name="P76"/>
      <text:p text:style-name="P75"><text:span text:style-name="T24">2 </text:span><text:span text:style-name="T28">or</text:span><text:span text:style-name="T24"> F2<text:tab/></text:span><text:span text:style-name="T41">•</text:span><text:span text:style-name="T28"> </text:span><text:span text:style-name="T24">Quick-Save / Save / Load</text:span></text:p>
      <text:p text:style-name="P69"><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3874000874864381093" text:style-name="WW8Num1">
        <text:list-item>
          <text:p text:style-name="P131">Game Options...</text:p>
        </text:list-item>
      </text:list>
      <text:p text:style-name="P69"><text:span text:style-name="T3">• </text:span><text:span text:style-name="T2">Autosave</text:span></text:p>
      <text:p text:style-name="P62"><text:span text:style-name="T3">Use </text:span><text:span text:style-name="T2">left</text:span><text:span text:style-name="T3"> and </text:span><text:span text:style-name="T2">right</text:span><text:span text:style-name="T3"> cursor keys to disable/enable the 'Autosave' feature.</text:span></text:p>
      <text:p text:style-name="P64">When enabled, 'Autosave' will create a saved game every time you launch from a planetary station.</text:p>
      <text:p text:style-name="P69"><text:span text:style-name="T3">• </text:span><text:span text:style-name="T2">Docking Clearance Protocol</text:span></text:p>
      <text:p text:style-name="P63">When enabled, the main Galcop station (and some OXP stations) will use the docking clearance protocol, and docking without clearance will result in a fine.</text:p>
      <text:p text:style-name="P69"><text:span text:style-name="T3">• </text:span><text:span text:style-name="T2">Sound Volume</text:span></text:p>
      <text:p text:style-name="P62"><text:span text:style-name="T3">Use </text:span><text:span text:style-name="T2">left</text:span><text:span text:style-name="T3"> or </text:span><text:span text:style-name="T2">right</text:span><text:span text:style-name="T3"> cursor keys to adjust the volume for effects and spoken messages.</text:span></text:p>
      <text:p text:style-name="P69"><text:span text:style-name="T3">• </text:span><text:span text:style-name="T2">Spoken Messages</text:span></text:p>
      <text:p text:style-name="P62"><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4">Spoken messages uses the default voice chosen in System Preferences on Mac, or a selectable voice on Windows and Linux.</text:p>
      <text:p text:style-name="P69"><text:span text:style-name="T3">• </text:span><text:span text:style-name="T2">Music</text:span></text:p>
      <text:p text:style-name="P62"><text:span text:style-name="T3">Use </text:span><text:span text:style-name="T2">left</text:span><text:span text:style-name="T3"> and </text:span><text:span text:style-name="T2">right</text:span><text:span text:style-name="T3"> cursor keys to toggle music off/on.</text:span></text:p>
      <text:p text:style-name="P69"><text:span text:style-name="T3">• </text:span><text:span text:style-name="T2">Full Screen Mode</text:span></text:p>
      <text:p text:style-name="P62"><text:span text:style-name="T3">Use </text:span><text:span text:style-name="T2">left</text:span><text:span text:style-name="T3"> or </text:span><text:span text:style-name="T2">right</text:span><text:span text:style-name="T3"> cursor keys to select screen size and refresh rate.</text:span></text:p>
      <text:p text:style-name="P64">Changes will only apply the next time you switch into full screen mode.</text:p>
      <text:p text:style-name="P69"><text:span text:style-name="T3">• </text:span><text:span text:style-name="T2">Play in Full Screen / Play in Window (Windows / Linux only)</text:span></text:p>
      <text:p text:style-name="P66"><text:span text:style-name="T3">Press </text:span><text:span text:style-name="T2">Enter</text:span><text:span text:style-name="T3"> to toggle between Window and Full Screen game view.</text:span></text:p>
      <text:p text:style-name="P65"><text:span text:style-name="T3">(Mac: Press </text:span><text:span text:style-name="T20">⌘</text:span><text:span text:style-name="T51">-Ctrl-</text:span><text:span text:style-name="T52">f</text:span><text:span text:style-name="T3"> during flight to toggle between the two.</text:span></text:p>
      <text:p text:style-name="P65"><text:span text:style-name="T3"><text:s/>All platforms: Press </text:span><text:span text:style-name="T2">F12</text:span><text:span text:style-name="T3"> at any given time during a game session to toggle between the two.)</text:span></text:p>
      <text:p text:style-name="P69"><text:span text:style-name="T3">• </text:span><text:span text:style-name="T2">Wireframe Graphics</text:span></text:p>
      <text:p text:style-name="P62"><text:span text:style-name="T3">Use </text:span><text:span text:style-name="T2">left</text:span><text:span text:style-name="T3"> and </text:span><text:span text:style-name="T2">right</text:span><text:span text:style-name="T3"> cursor keys to deselect/select retro-look wireframe graphics mode.</text:span></text:p>
      <text:p text:style-name="P69"><text:span text:style-name="T3">• </text:span><text:span text:style-name="T2">Graphics Detail</text:span></text:p>
      <text:p text:style-name="P62"><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69"><text:span text:style-name="T3">• </text:span><text:span text:style-name="T2">Gamma</text:span></text:p>
      <text:p text:style-name="P62"><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69"><text:span text:style-name="T3">• </text:span><text:span text:style-name="T2">Joystick Configuration</text:span></text:p>
      <text:p text:style-name="P62"><text:span text:style-name="T8">Press</text:span><text:span text:style-name="T4"> </text:span><text:span text:style-name="T2">Enter</text:span><text:span text:style-name="T4"> to go to the joystick calibration and configuration screen.</text:span></text:p>
      <text:list xml:id="list174343670179129" text:continue-numbering="true" text:style-name="WW8Num1">
        <text:list-item>
          <text:p text:style-name="P131">Back</text:p>
        </text:list-item>
      </text:list>
      <text:p text:style-name="P121">Brings you back to the previous screen.</text:p>
      <text:list xml:id="list174343670188828" text:continue-numbering="true" text:style-name="WW8Num1">
        <text:list-item>
          <text:p text:style-name="P131">End Game and Return to Menu</text:p>
        </text:list-item>
      </text:list>
      <text:p text:style-name="P70"><text:span text:style-name="T3">Press </text:span><text:span text:style-name="T2">Enter</text:span><text:span text:style-name="T3"> to reset the game to the starting menu.</text:span></text:p>
      <text:list xml:id="list174343670189552" text:continue-numbering="true" text:style-name="WW8Num1">
        <text:list-item>
          <text:p text:style-name="P131">Exit Game (Windows / Linux only)</text:p>
        </text:list-item>
      </text:list>
      <text:p text:style-name="P71">Press <text:span text:style-name="T22">Enter</text:span> to quit the game.</text:p>
      <text:p text:style-name="P73"/>
      <text:p text:style-name="P13"><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67"><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67"><text:span text:style-name="T3">Use </text:span><text:span text:style-name="T2">left</text:span><text:span text:style-name="T3"> and </text:span><text:span text:style-name="T2">right</text:span><text:span text:style-name="T3"> cursor keys to move between pages.</text:span></text:p>
      <text:p text:style-name="P73"/>
      <text:p text:style-name="P5">4 or F4<text:tab/>Ship and Station Interfaces</text:p>
      <text:p text:style-name="P7"><text:tab/>Use <text:span text:style-name="T22">up</text:span> and <text:span text:style-name="T22">down</text:span> cursor keys to select, <text:span text:style-name="T22">Enter</text:span> to open the selected interface.</text:p>
      <text:p text:style-name="P7"><text:tab/>Use <text:span text:style-name="T22">left</text:span> and <text:span text:style-name="T22">right</text:span> cursor keys to move between pages.</text:p>
      <text:p text:style-name="P73"/>
      <text:p text:style-name="P10"><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3"/>
      <text:p text:style-name="P10"><text:span text:style-name="T2">6 </text:span><text:span text:style-name="T3">or</text:span><text:span text:style-name="T2"> F6</text:span><text:tab/><text:span text:style-name="T2">Zoomed / Entire range Galactic Chart </text:span><text:span text:style-name="T3">(toggles between the two)</text:span></text:p>
      <text:p text:style-name="P125">Map navigation controls:</text:p>
      <text:p text:style-name="P124"><text:span text:style-name="T57"><text:s text:c="35"/></text:span><text:span text:style-name="T2">Mouse drag</text:span><text:span text:style-name="T3"><text:tab/>Pan</text:span></text:p>
      <text:p text:style-name="P124"><text:span text:style-name="T53">P</text:span><text:span text:style-name="T2">gUp/PgDn</text:span><text:span text:style-name="T3"> or </text:span><text:span text:style-name="T2">mouse wheel up/down</text:span><text:span text:style-name="T3"><text:tab/>Zoom In/Out</text:span></text:p>
      <text:p text:style-name="P124"><text:span text:style-name="T54"><text:s text:c="71"/></text:span><text:span text:style-name="T53">C</text:span><text:span text:style-name="T2">ursor keys</text:span><text:span text:style-name="T8"> or</text:span></text:p>
      <text:p text:style-name="P128"><text:span text:style-name="T54"><text:s text:c="5"/></text:span><text:span text:style-name="T53">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4"><text:span text:style-name="T56"><text:s text:c="3"/></text:span><text:span text:style-name="T53">P</text:span><text:span text:style-name="T2">rimary mouse button (double-click)</text:span><text:span text:style-name="T3"><text:tab/>Data on target system</text:span></text:p>
      <text:p text:style-name="P124"><text:span text:style-name="T55"><text:s text:c="100"/></text:span><text:span text:style-name="T53">H</text:span><text:span text:style-name="T2">ome</text:span><text:span text:style-name="T3"><text:tab/>Select the current system.</text:span></text:p>
      <text:p text:style-name="P126"><text:span text:style-name="T55"><text:s text:c="114"/></text:span><text:span text:style-name="T2">^<text:tab/></text:span><text:span text:style-name="T8">P</text:span><text:span text:style-name="T3">lots the route from your current system to your target system (requires advanced navigational array).</text:span></text:p>
      <text:p text:style-name="P126"><text:span text:style-name="T54"><text:s text:c="114"/></text:span><text:span text:style-name="T2">?<text:tab/></text:span><text:span text:style-name="T8">Highlights systems by economy, government or tech level (requires advanced navigational array)</text:span><text:span text:style-name="T3">.</text:span></text:p>
      <text:p text:style-name="P127">On the entire range view only, you may type a system name to locate it.</text:p>
      <text:p text:style-name="P127">On the zoomed range view only, '<text:span text:style-name="T24">i</text:span><text:span text:style-name="T30">'</text:span><text:span text:style-name="T24"> </text:span><text:span text:style-name="T28">shows information for each system (economy, government and tech level).</text:span></text:p>
      <text:p text:style-name="P73"/>
      <text:p text:style-name="P10"><text:soft-page-break/><text:span text:style-name="T2">7 </text:span><text:span text:style-name="T3">or</text:span><text:span text:style-name="T2"> F7</text:span><text:tab/><text:span text:style-name="T2">Planetary Database </text:span><text:span text:style-name="T3">(shows data on the selected system)</text:span></text:p>
      <text:p text:style-name="P73"/>
      <text:p text:style-name="P10"><text:span text:style-name="T2">8 </text:span><text:span text:style-name="T3">or</text:span><text:span text:style-name="T2"> F8</text:span><text:tab/><text:span text:style-name="T2">Commodity Market</text:span></text:p>
      <text:p text:style-name="P78"><text:span text:style-name="T3">Use </text:span><text:span text:style-name="T2">up</text:span><text:span text:style-name="T3"> and </text:span><text:span text:style-name="T2">down</text:span><text:span text:style-name="T3"> cursor keys to select,</text:span></text:p>
      <text:p text:style-name="P77"><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77"><text:span text:style-name="T2">Enter </text:span><text:span text:style-name="T3">buys or sells as much of the selected commodity as possible.</text:span></text:p>
      <text:p text:style-name="P18"/>
      <text:p text:style-name="P18"/>
      <text:p text:style-name="P18"/>
      <text:p text:style-name="P74">Flight Key Commands:</text:p>
      <text:p text:style-name="P18"/>
      <text:p text:style-name="P55">Attitude Controls:</text:p>
      <text:p text:style-name="P22"><text:span text:style-name="T48"><text:s text:c="5"/></text:span><text:span text:style-name="T2">left</text:span><text:span text:style-name="T8"> and </text:span><text:span text:style-name="T2">right</text:span><text:span text:style-name="T8"> cursor keys<text:tab/>Roll</text:span></text:p>
      <text:p text:style-name="P22"><text:span text:style-name="T18"><text:s text:c="5"/></text:span><text:span text:style-name="T2">up</text:span><text:span text:style-name="T8"> and </text:span><text:span text:style-name="T2">down</text:span><text:span text:style-name="T8"> cursor keys<text:tab/>Pitch</text:span></text:p>
      <text:p text:style-name="P25"><text:span text:style-name="T37"><text:s text:c="54"/></text:span><text:span text:style-name="T24">, </text:span><text:span text:style-name="T30">and</text:span><text:span text:style-name="T24"> .</text:span><text:span text:style-name="T30"><text:tab/></text:span><text:span text:style-name="T28">Yaw</text:span></text:p>
      <text:p text:style-name="P24"><text:span text:style-name="T19">Note: Holding </text:span><text:span text:style-name="T14">Ctrl</text:span><text:span text:style-name="T19"> will make the ship turn more slowly.</text:span></text:p>
      <text:p text:style-name="P52"/>
      <text:p text:style-name="P55">Drive controls:</text:p>
      <text:p text:style-name="P23"><text:span text:style-name="T2"><text:s text:c="20"/>w</text:span><text:tab/><text:span text:style-name="T3">Increase Speed</text:span></text:p>
      <text:p text:style-name="P23"><text:span text:style-name="T2"><text:s text:c="20"/>s</text:span><text:tab/><text:span text:style-name="T3">Decrease Speed</text:span></text:p>
      <text:p text:style-name="P52"/>
      <text:p text:style-name="P55">Hyperspeed:</text:p>
      <text:p text:style-name="P79"><text:span text:style-name="T2"><text:s text:c="20"/>j<text:tab/></text:span><text:span text:style-name="T3">Toggle the in-system hyperspeed drive ('Torus Jump Drive') on and off.</text:span></text:p>
      <text:p text:style-name="P80">Note: The drive is disabled by nearby mass/gravity effects.</text:p>
      <text:p text:style-name="P52"/>
      <text:p text:style-name="P55">Hyperdrive:</text:p>
      <text:p text:style-name="P81"><text:span text:style-name="T2"><text:s text:c="20"/>h</text:span><text:span text:style-name="T3"><text:tab/>Activate the hyperdrive, also known as the witchspace jump drive.</text:span></text:p>
      <text:p text:style-name="P23"><text:span text:style-name="T2"><text:s text:c="20"/>g</text:span><text:tab/><text:span text:style-name="T3">Activate the Galactic Hyperdrive (if installed).</text:span></text:p>
      <text:p text:style-name="P82">Note: The witchspace jump drive must have a target destination selected in one of the charts (F6 key).</text:p>
      <text:p text:style-name="P17"/>
      <text:p text:style-name="P55">Fuel Injection:</text:p>
      <text:p text:style-name="P49"><text:span text:style-name="T2"><text:s text:c="20"/>i</text:span><text:tab/><text:span text:style-name="T3">Activate the afterburner Witchdrive Fuel Injectors (if installed).</text:span></text:p>
      <text:p text:style-name="P17"/>
      <text:p text:style-name="P55">Other controls:</text:p>
      <text:p text:style-name="P14"><text:span text:style-name="T2"><text:s text:c="20"/>p</text:span><text:span text:style-name="T3"><text:tab/>pause / un-pause the game (only during flight).</text:span></text:p>
      <text:p text:style-name="P26"><text:span text:style-name="T3">Note: While paused you can access some elements of the Options menu by pressing </text:span><text:span text:style-name="T2">2</text:span><text:span text:style-name="T3"> or </text:span><text:span text:style-name="T2">F2</text:span><text:span text:style-name="T3">.</text:span></text:p>
      <text:p text:style-name="P33"><text:span text:style-name="T3">Also while paused you can press </text:span><text:span text:style-name="T2">o</text:span><text:span text:style-name="T3"> to hide/show the HUD; useful for taking screenshots.</text:span></text:p>
      <text:p text:style-name="P17"/>
      <text:p text:style-name="P60">Weaponry:</text:p>
      <text:p text:style-name="P16"><text:s text:c="23"/>a<text:span text:style-name="T29"><text:tab/><text:tab/>Fire main weapon for the chosen facing.</text:span></text:p>
      <text:p text:style-name="P16"><text:s text:c="2"/>_<text:span text:style-name="T34"> (underscore)</text:span><text:span text:style-name="T29"><text:tab/><text:tab/>Toggle weapons lockdown on/off.</text:span></text:p>
      <text:p text:style-name="P17"/>
      <text:p text:style-name="P15">Missiles, mines and pylon mounted equipment:</text:p>
      <text:p text:style-name="P15"><text:s text:c="20"/>r<text:span text:style-name="T29"><text:tab/>Activate target identification system (deactivating the missile/mine system).</text:span></text:p>
      <text:p text:style-name="P15"><text:s text:c="20"/>t<text:span text:style-name="T29"><text:tab/>Enable targeting for the current missile, or arm the current mine. If the target identification system is active and locked on, then this also locks a missile onto the selected target.</text:span></text:p>
      <text:p text:style-name="P15"><text:s text:c="20"/>y<text:span text:style-name="T29"><text:tab/>Switch to the next missile or mine available (requires Multi-Targeting System).</text:span></text:p>
      <text:p text:style-name="P15"><text:span text:style-name="T39"><text:s text:c="9"/></text:span>Shift-t<text:span text:style-name="T29"><text:tab/>Immediately target nearest incoming missile.</text:span></text:p>
      <text:p text:style-name="P15"><text:s text:c="20"/>u<text:span text:style-name="T29"><text:tab/>If target identification is active, deactivate it and reactivate the missile/mine system. If missiles are active, clear any targets (places them in safety mode).</text:span></text:p>
      <text:p text:style-name="P15"><text:s text:c="20"/>m<text:span text:style-name="T29"><text:tab/>Launch the current missile or mine (it must be locked on target, or armed first), and switch to the next missile available.</text:span></text:p>
      <text:p text:style-name="P17"/>
      <text:p text:style-name="P85">Selectable Equipment and Multi-function Displays:</text:p>
      <text:p text:style-name="P84"><text:span text:style-name="T12"><text:s text:c="7"/></text:span><text:span text:style-name="T1">Shift-n</text:span><text:span text:style-name="T3"><text:tab/>Next selectable equipment</text:span></text:p>
      <text:p text:style-name="P84"><text:span text:style-name="T16"><text:s text:c="5"/></text:span><text:span text:style-name="T1">Shift-Ctrl-n</text:span><text:span text:style-name="T3"> <text:tab/>Previous selectable equipment</text:span></text:p>
      <text:p text:style-name="P84"><text:span text:style-name="T2"><text:s text:c="20"/></text:span><text:span text:style-name="T1">n</text:span><text:span text:style-name="T3"><text:tab/>Activate selectable equipment</text:span></text:p>
      <text:p text:style-name="P86"><text:span text:style-name="T35"><text:s text:c="32"/></text:span><text:span text:style-name="T22">b</text:span><text:tab/>Secondary activation key for selectable equipment (not used by all equipment)</text:p>
      <text:p text:style-name="P86"><text:span text:style-name="T33"><text:s text:c="10"/></text:span><text:span text:style-name="T22">Tab</text:span><text:tab/>Activate selectable equipment in fast activation slot 1.</text:p>
      <text:p text:style-name="P86"><text:span text:style-name="T35"><text:s text:c="32"/></text:span><text:span text:style-name="T22">0</text:span><text:tab/>Activate selectable equipment in fast activation slot 2.</text:p>
      <text:p text:style-name="P86"><text:span text:style-name="T22"><text:s text:c="20"/>;</text:span><text:tab/>Rotate the currently selected multi-function display.</text:p>
      <text:p text:style-name="P86"><text:span text:style-name="T22"><text:s text:c="20"/>:</text:span><text:tab/>Select the next multi-function display, if your HUD has more than one.</text:p>
      <text:p text:style-name="P17"/>
      <text:p text:style-name="P55">Target System Memory Expansion:</text:p>
      <text:p text:style-name="P50"><text:span text:style-name="T2"><text:s text:c="20"/>+</text:span><text:tab/><text:span text:style-name="T3">Lock on to next target in memory (if installed).</text:span></text:p>
      <text:p text:style-name="P49"><text:span text:style-name="T17"><text:s text:c="19"/></text:span><text:span text:style-name="T2">-</text:span><text:tab/><text:span text:style-name="T3">Lock on to previous target in memory (if installed).</text:span></text:p>
      <text:p text:style-name="P17"/>
      <text:p text:style-name="P55">Anti-Missile ECM:</text:p>
      <text:p text:style-name="P49"><text:span text:style-name="T2"><text:s text:c="20"/>e</text:span><text:tab/><text:span text:style-name="T3">Activate anti-missile Electronic Counter-Measures (if installed).</text:span></text:p>
      <text:p text:style-name="P17"/>
      <text:p text:style-name="P55">Scanner:</text:p>
      <text:p text:style-name="P83"><text:span text:style-name="T2"><text:s text:c="20"/>z</text:span><text:span text:style-name="T3"><text:tab/>Adjust scanner zoom ratio (only during flight).</text:span></text:p>
      <text:p text:style-name="P68">This allows you to 'zoom in' to navigate around small, close-to objects.</text:p>
      <text:p text:style-name="P122">A small indicator next to the compass indicates the current scanner ratio (from 1:1 to 5:1).</text:p>
      <text:p text:style-name="P49"><text:span text:style-name="T2"><text:s text:c="11"/>Shift-z</text:span><text:tab/><text:span text:style-name="T3">Zoom out to 1:1 scanner ratio.</text:span></text:p>
      <text:p text:style-name="P17"/>
      <text:p text:style-name="P61">Advanced Space Compass:</text:p>
      <text:p text:style-name="P115"><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4"><text:span text:style-name="T40"><text:s text:c="9"/></text:span><text:span text:style-name="T22">Shift-\</text:span><text:tab/>Change compass mode (reverse cycling).</text:p>
      <text:p text:style-name="P17"/>
      <text:p text:style-name="P61">Communications:</text:p>
      <text:p text:style-name="P72"><text:span text:style-name="T2"><text:s text:c="20"/></text:span><text:span text:style-name="T1">`<text:tab/></text:span><text:span text:style-name="T3">View communications log. Allows you to see recent ship-to-ship communications.</text:span></text:p>
      <text:p text:style-name="P49"><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7"/>
      <text:p text:style-name="P58">View screens:</text:p>
      <text:p text:style-name="P57"><text:span text:style-name="T24"><text:s text:c="11"/>1 </text:span><text:span text:style-name="T28">or</text:span><text:span text:style-name="T24"> F1</text:span><text:tab/><text:span text:style-name="T28">View forward.</text:span></text:p>
      <text:p text:style-name="P57"><text:span text:style-name="T24"><text:s text:c="11"/>2 </text:span><text:span text:style-name="T28">or</text:span><text:span text:style-name="T24"> F2</text:span><text:tab/><text:span text:style-name="T28">View aft.</text:span></text:p>
      <text:p text:style-name="P57"><text:span text:style-name="T24"><text:s text:c="11"/>3 </text:span><text:span text:style-name="T28">or</text:span><text:span text:style-name="T24"> F3</text:span><text:tab/><text:span text:style-name="T28">View port.</text:span></text:p>
      <text:p text:style-name="P57"><text:span text:style-name="T24"><text:s text:c="11"/>4 </text:span><text:span text:style-name="T28">or</text:span><text:span text:style-name="T24"> F4</text:span><text:tab/><text:span text:style-name="T28">View starboard.</text:span></text:p>
      <text:p text:style-name="P57"><text:span text:style-name="T24"><text:s text:c="11"/>5 </text:span><text:span text:style-name="T28">or</text:span><text:span text:style-name="T24"> F5</text:span><text:tab/><text:span text:style-name="T28">Status / Ship's Manifest (see 'In Dock Commands' above)</text:span></text:p>
      <text:p text:style-name="P57"><text:span text:style-name="T24"><text:s text:c="11"/>6 </text:span><text:span text:style-name="T28">or</text:span><text:span text:style-name="T24"> F6</text:span><text:tab/>Zoomed / Entire range Galactic Chart<text:span text:style-name="T28"> (see 'In Dock Commands' above)</text:span></text:p>
      <text:p text:style-name="P57"><text:span text:style-name="T24"><text:s text:c="11"/>7 </text:span><text:span text:style-name="T28">or</text:span><text:span text:style-name="T24"> F7</text:span><text:tab/><text:span text:style-name="T28">Planetary Database (see 'In Dock Commands' above)</text:span></text:p>
      <text:p text:style-name="P57"><text:span text:style-name="T24"><text:s text:c="11"/>8 </text:span><text:span text:style-name="T28">or</text:span><text:span text:style-name="T24"> F8</text:span><text:tab/><text:span text:style-name="T28">Commodity Market (see 'In Dock Commands' above)</text:span></text:p>
      <text:p text:style-name="P57"><text:span text:style-name="T24"><text:s text:c="20"/>v</text:span><text:tab/><text:span text:style-name="T28">Toggle between external views.</text:span></text:p>
      <text:p text:style-name="P25"><text:span text:style-name="T25"><text:s text:c="2"/>Arrow Keys<text:tab/></text:span><text:span text:style-name="T31">External free-look camera control</text:span></text:p>
      <text:p text:style-name="P142"><text:span text:style-name="T25"><text:s text:c="2"/>or Mouse w/</text:span></text:p>
      <text:p text:style-name="P143"><text:span text:style-name="T23"><text:s text:c="2"/>CapsLock</text:span></text:p>
      <text:p text:style-name="P140"><text:soft-page-break/><text:span text:style-name="T2">Automated Docking</text:span><text:span text:style-name="T8"> (requires Docking Computer)</text:span><text:span text:style-name="T2">:</text:span></text:p>
      <text:p text:style-name="P116"><text:span text:style-name="T22"><text:s text:c="20"/>c</text:span><text:span text:style-name="T29"><text:tab/>Begin/Abandon automated docking sequence with the main station, or current target. If only one station is in range, no targeting necessary.</text:span></text:p>
      <text:p text:style-name="P114"><text:span text:style-name="T22"><text:s text:c="20"/>s</text:span><text:span text:style-name="T29"><text:tab/>Toggle docking music off/on.</text:span></text:p>
      <text:p text:style-name="P114"><text:span text:style-name="T22"><text:s text:c="11"/>Shift-c<text:tab/></text:span><text:span text:style-name="T29">Fast docking without docking sequence. Advances the game clock by 20 minutes.</text:span></text:p>
      <text:p text:style-name="P95"/>
      <text:p text:style-name="P91">Ejecting cargo items:</text:p>
      <text:p text:style-name="P91"><text:s text:c="11"/>Shift-d<text:span text:style-name="T29"><text:tab/>Eject one cargo pod.</text:span></text:p>
      <text:p text:style-name="P87"><text:span text:style-name="T36"><text:s text:c="19"/></text:span><text:span text:style-name="T44">Shift-r</text:span><text:span text:style-name="T45"><text:tab/>Rotate cargo to determine what will be ejected.</text:span></text:p>
      <text:p text:style-name="P92"/>
      <text:p text:style-name="P91">Escape pod:</text:p>
      <text:p text:style-name="P91"><text:s text:c="8"/>Esc-Esc<text:span text:style-name="T29"><text:tab/>Fast double tap the </text:span>Esc<text:span text:style-name="T29"> (Escape) key to launch the Escape Pod (if installed).</text:span></text:p>
      <text:p text:style-name="P18"/>
      <text:p text:style-name="P18"/>
      <text:p text:style-name="P74">Other Commands:</text:p>
      <text:p text:style-name="P18"/>
      <text:p text:style-name="P93">Mac only:</text:p>
      <text:p text:style-name="P89"><text:span text:style-name="T32"><text:s text:c="19"/></text:span><text:span text:style-name="T21">⌘-</text:span><text:span text:style-name="T22">q</text:span><text:span text:style-name="T29"><text:tab/>Quit</text:span></text:p>
      <text:p text:style-name="P88"><text:span text:style-name="T35"><text:s text:c="15"/></text:span><text:span text:style-name="T21">⌘</text:span><text:span text:style-name="T49">-Shift-</text:span><text:span text:style-name="T50">f</text:span><text:span text:style-name="T29"><text:tab/>Switch between full screen / normal size window.</text:span></text:p>
      <text:p text:style-name="P90"><text:span text:style-name="T32"><text:s text:c="19"/></text:span><text:span text:style-name="T21">⌘-</text:span><text:span text:style-name="T22">?</text:span><text:span text:style-name="T29"><text:tab/>(in windowed mode) Display control keys and license in a Help window.</text:span></text:p>
      <text:p text:style-name="P96"/>
      <text:p text:style-name="P93">Windows / Linux only:</text:p>
      <text:p text:style-name="P88"><text:span text:style-name="T42"><text:s text:c="2"/></text:span><text:span text:style-name="T22">Shift-Esc </text:span><text:span text:style-name="T29">or</text:span></text:p>
      <text:p text:style-name="P88"><text:span text:style-name="T38"><text:s text:c="16"/></text:span><text:span text:style-name="T22">Shift-q</text:span><text:span text:style-name="T29"><text:tab/>Quit</text:span></text:p>
      <text:p text:style-name="P18"/>
      <text:p text:style-name="P94">All platforms:</text:p>
      <text:p text:style-name="P88"><text:span text:style-name="T22"><text:s text:c="17"/>F12</text:span><text:span text:style-name="T29"><text:tab/>Switch between full screen and windowed mode.</text:span></text:p>
      <text:p text:style-name="P88"><text:span text:style-name="T38"><text:s text:c="9"/></text:span><text:span text:style-name="T22">* </text:span><text:span text:style-name="T29">(asterisk)<text:tab/>Take screenshot (writes a '.png' file to the oolite-saves folder under oolite.app).</text:span></text:p>
      <text:p text:style-name="P88"><text:span text:style-name="T22"><text:s text:c="13"/>Shift-f</text:span><text:span text:style-name="T29"><text:tab/>Toggle FPS display.</text:span></text:p>
      <text:p text:style-name="P123"><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5"> <text:s text:c="33"/></text:span><text:span text:style-name="T22">Mouse left/right<text:tab/></text:span><text:span text:style-name="T29">Roll (Yaw, if mouse control is activated using Ctrl-Shift-m)<text:line-break/></text:span><text:span text:style-name="T35"> <text:s text:c="20"/></text:span><text:span text:style-name="T22">Mouse forward/back</text:span><text:span text:style-name="T29"><text:tab/>Pitch<text:line-break/></text:span><text:span text:style-name="T35">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97"/>
      <text:p text:style-name="P109"/>
      <text:p text:style-name="P109"/>
      <text:p text:style-name="P27"><text:span text:style-name="T43">C</text:span>hanging user preferences in Windows / Linux</text:p>
      <text:p text:style-name="P105"/>
      <text:p text:style-name="P108">The user preferences defaults file .GNUstepDefaults</text:p>
      <text:p text:style-name="P31">The current settings for the following 'Game Options...' menu entries:</text:p>
      <text:list xml:id="list1966352075367484492" text:style-name="L1">
        <text:list-item>
          <text:p text:style-name="P132">Autosave (Off/On)</text:p>
        </text:list-item>
        <text:list-item>
          <text:p text:style-name="P132">Sound Volume (Mute to 100% in increments of 5%)</text:p>
        </text:list-item>
        <text:list-item>
          <text:p text:style-name="P132">Music mode (Off/On)</text:p>
        </text:list-item>
        <text:list-item>
          <text:p text:style-name="P132">Full Screen Mode and Display Resolutions</text:p>
        </text:list-item>
        <text:list-item>
          <text:p text:style-name="P132">Wireframe Graphics (Off/On)</text:p>
        </text:list-item>
        <text:list-item>
          <text:p text:style-name="P132">Graphics Detail (Minimum, Normal, Shaders Enabled, Extra)</text:p>
        </text:list-item>
        <text:list-item>
          <text:p text:style-name="P132">Gamma correction (0.02 to 4.0 in increments of 0.02)</text:p>
        </text:list-item>
        <text:list-item>
          <text:p text:style-name="P132">Field Of View (3<text:span text:style-name="T46">0</text:span><text:span text:style-name="T47">° </text:span><text:span text:style-name="T64">to 8</text:span><text:span text:style-name="T47">0° in 20 increments)</text:span></text:p>
        </text:list-item>
      </text:list>
      <text:p text:style-name="P107"/>
      <text:p text:style-name="P41">are stored in the file (created after Oolite first execution) .GNUstepDefaults and is stored in the following folder:</text:p>
      <text:p text:style-name="P11"><text:span text:style-name="T16"><text:s text:c="13"/></text:span><text:span text:style-name="T3">Windows:<text:tab/></text:span><text:span text:style-name="T62">&lt;Oolite installation folder&gt;</text:span><text:span text:style-name="T61">/oolite.app/GNUstep/Defaults/.GNUstepDefaults</text:span><text:span text:style-name="T3"> </text:span></text:p>
      <text:p text:style-name="P11"><text:span text:style-name="T16"><text:s text:c="22"/></text:span><text:span text:style-name="T3">Linux:</text:span><text:span text:style-name="T11"><text:tab/></text:span><text:span text:style-name="T63">~/GNUstep/Defaults/.GNUstepDefaults</text:span><text:span text:style-name="T3"> </text:span><text:span text:style-name="T15">(Note: filenames starting with '.' are considered hidden by default in Linux)</text:span></text:p>
      <text:p text:style-name="P30"/>
      <text:p text:style-name="P40">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0"/>
      <text:p text:style-name="P40">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1"/>
      <text:p text:style-name="P41"/>
      <text:p text:style-name="P112">Example 1 of 2</text:p>
      <text:p text:style-name="P38">The following settings will give a full screen display of 800x600, one quarter sound volume, wireframe graphics enabled, and graphics detail with simple shader effects enabled:</text:p>
      <text:p text:style-name="P45">(Note that if the 'fullscreen' property is set to 'NO', Oolite will read the 'window_height' and 'window_width' parameter values and will start in a 640x480 window.)</text:p>
      <text:p text:style-name="P40"/>
      <text:p text:style-name="P43">a. Windows OpenStep format:</text:p>
      <text:p text:style-name="P113">{</text:p>
      <text:p text:style-name="P29"><text:tab/>NSGlobalDomain = {</text:p>
      <text:p text:style-name="P46"><text:tab/>};</text:p>
      <text:p text:style-name="P28"><text:tab/>oolite = {</text:p>
      <text:p text:style-name="P39"><text:tab/><text:tab/>detailLevel = 2;</text:p>
      <text:p text:style-name="P36"><text:tab/><text:tab/>display_width = 800;</text:p>
      <text:p text:style-name="P36"><text:tab/><text:tab/>display_height = 600;</text:p>
      <text:p text:style-name="P36"><text:tab/><text:tab/>fullscreen = YES;</text:p>
      <text:p text:style-name="P36"><text:tab/><text:tab/>volume_control = 0.25;</text:p>
      <text:p text:style-name="P39"><text:tab/><text:tab/>window_height = 480;</text:p>
      <text:p text:style-name="P39"><text:tab/><text:tab/>window_width = 640;</text:p>
      <text:p text:style-name="P36"><text:tab/><text:tab/>"wireframe-graphics" = YES;</text:p>
      <text:p text:style-name="P36"><text:tab/>};</text:p>
      <text:p text:style-name="P35">}</text:p>
      <text:p text:style-name="P41"/>
      <text:p text:style-name="P41">b. Linux XML format:</text:p>
      <text:p text:style-name="P47">&lt;?xml version="1.0" encoding="UTF-8"?&gt;</text:p>
      <text:p text:style-name="P41"><text:span text:style-name="T58">&lt;!DOCTYPE plist PUBLIC "-//GNUstep//DTD plist 0.9//EN" "</text:span><text:a xlink:type="simple" xlink:href="http://www.gnustep.org/plist-0_9.xml" text:style-name="Internet_20_link" text:visited-style-name="Visited_20_Internet_20_Link"><text:span text:style-name="T58">http://www.gnustep.org/plist-0_9.xml</text:span></text:a><text:span text:style-name="T58">"&gt;</text:span></text:p>
      <text:p text:style-name="P47">&lt;plist version="0.9"&gt;</text:p>
      <text:p text:style-name="P47"><text:soft-page-break/>&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800&lt;/integer&gt;</text:p>
      <text:p text:style-name="P47"><text:s text:c="4"/>&lt;key&gt;display_height&lt;/key&gt;</text:p>
      <text:p text:style-name="P47"><text:s text:c="4"/>&lt;integer&gt;60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112">Example 2 of 2</text:p>
      <text:p text:style-name="P44">The following settings will give a full screen display of 1400x1050, full sound volume, wireframe graphics will be replaced by textured surfaces, and extra graphics detail with full effects active:</text:p>
      <text:p text:style-name="P41"/>
      <text:p text:style-name="P41">a. Windows OpenStep format:</text:p>
      <text:p text:style-name="P113">{</text:p>
      <text:p text:style-name="P29"><text:tab/>NSGlobalDomain = {</text:p>
      <text:p text:style-name="P46"><text:tab/>};</text:p>
      <text:p text:style-name="P28"><text:tab/>oolite = {</text:p>
      <text:p text:style-name="P39"><text:tab/><text:tab/>detailLevel = 3;</text:p>
      <text:p text:style-name="P36"><text:tab/><text:tab/>display_width = 1400;</text:p>
      <text:p text:style-name="P36"><text:tab/><text:tab/>display_height = 1050;</text:p>
      <text:p text:style-name="P36"><text:tab/><text:tab/>fullscreen = YES;</text:p>
      <text:p text:style-name="P36"><text:tab/><text:tab/>volume_control = 1;</text:p>
      <text:p text:style-name="P39"><text:tab/><text:tab/>window_height = 480;</text:p>
      <text:p text:style-name="P39"><text:tab/><text:tab/>window_width = 640;</text:p>
      <text:p text:style-name="P36"><text:tab/><text:tab/>"wireframe-graphics" = NO;</text:p>
      <text:p text:style-name="P36"><text:tab/>};</text:p>
      <text:p text:style-name="P35">}</text:p>
      <text:p text:style-name="P37"/>
      <text:p text:style-name="P42">b. Linux XML format:</text:p>
      <text:p text:style-name="P47">&lt;?xml version="1.0" encoding="UTF-8"?&gt;</text:p>
      <text:p text:style-name="P41"><text:span text:style-name="T58">&lt;!DOCTYPE plist PUBLIC "-//GNUstep//DTD plist 0.9//EN" "</text:span><text:a xlink:type="simple" xlink:href="http://www.gnustep.org/plist-0_9.xml" text:style-name="Internet_20_link" text:visited-style-name="Visited_20_Internet_20_Link"><text:span text:style-name="T58">http://www.gnustep.org/plist-0_9.xml</text:span></text:a><text:span text:style-name="T58">"&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1400&lt;/integer&gt;</text:p>
      <text:p text:style-name="P47"><text:s text:c="4"/>&lt;key&gt;display_height&lt;/key&gt;</text:p>
      <text:p text:style-name="P47"><text:s text:c="4"/>&lt;integer&gt;105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1"/>
      <text:p text:style-name="P40">There are quite a few other settings that can be used inside .GNUstepDefaults and that do not have a relevant Oolite menu entry.</text:p>
      <text:p text:style-name="P40">For example:</text:p>
      <text:p text:style-name="P40"/>
      <text:p text:style-name="P40">a. Windows OpenStep format:</text:p>
      <text:p text:style-name="P36"><text:tab/>"use-texture-lod-bias" = NO;</text:p>
      <text:p text:style-name="P36"><text:tab/>"splash-screen" = NO;</text:p>
      <text:p text:style-name="P36"><text:tab/>"mouse-control-in-windowed-mode" = YES;</text:p>
      <text:p text:style-name="P41"/>
      <text:p text:style-name="P41">b. Linux XML format:</text:p>
      <text:p text:style-name="P36"><text:tab/>&lt;key&gt;use-texture-lod-bias&lt;/key&gt;</text:p>
      <text:p text:style-name="P39"><text:tab/>&lt;string&gt;NO&lt;/string&gt;</text:p>
      <text:p text:style-name="P36"><text:tab/>&lt;key&gt;splash-screen&lt;/key&gt;</text:p>
      <text:p text:style-name="P39"><text:tab/>&lt;string&gt;NO&lt;/string&gt;</text:p>
      <text:p text:style-name="P36"><text:tab/>&lt;key&gt;mouse-control-in-windowed-mode&lt;/key&gt;</text:p>
      <text:p text:style-name="P39"><text:tab/>&lt;string&gt;YES&lt;/string&gt;</text:p>
      <text:p text:style-name="P41"/>
      <text:p text:style-name="P41"/>
      <text:p text:style-name="P106">For more information please refer to <text:a xlink:type="simple" xlink:href="http://wiki.alioth.net/index.php/Hidden_Settings_in_Oolite" text:style-name="Internet_20_link" text:visited-style-name="Visited_20_Internet_20_Link">http://wiki.alioth.net/index.php/Hidden_Settings_in_Oolite</text:a> .</text:p>
      <text:p text:style-name="P109"/>
      <text:p text:style-name="P109"/>
      <text:p text:style-name="P109"/>
      <text:p text:style-name="P27"><text:soft-page-break/>Test Builds</text:p>
      <text:p text:style-name="P107"/>
      <text:p text:style-name="P107">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07"/>
      <text:p text:style-name="P107">The test builds have the following extra features:</text:p>
      <text:list xml:id="list6528095275236832459" text:style-name="L2">
        <text:list-item>
          <text:p text:style-name="P138"><text:span text:style-name="T8">W</text:span><text:span text:style-name="T3">hen pressing Shift-f, the FPS display will show additional info, including a TAF indicator.</text:span></text:p>
        </text:list-item>
        <text:list-item>
          <text:p text:style-name="P133">A console can be used, to type in JavaScript commands, interfacing directly with the Oolite universe and its entities.</text:p>
        </text:list-item>
        <text:list-item>
          <text:p text:style-name="P133">The following debugging options are accessible while paused:</text:p>
        </text:list-item>
      </text:list>
      <text:p text:style-name="P104"><text:span text:style-name="T38"><text:s text:c="58"/></text:span><text:span text:style-name="T22">0</text:span><text:span text:style-name="T29"><text:tab/>Dump a list of all entities in the log-file.</text:span></text:p>
      <text:p text:style-name="P104"><text:span text:style-name="T38"><text:s text:c="58"/></text:span><text:span text:style-name="T22">b</text:span><text:span text:style-name="T29"><text:tab/>Enable collision test debugging.</text:span></text:p>
      <text:p text:style-name="P104"><text:span text:style-name="T38"><text:s text:c="58"/></text:span><text:span text:style-name="T22">c</text:span><text:span text:style-name="T29"><text:tab/>Enables octree debugging.</text:span></text:p>
      <text:p text:style-name="P104"><text:span text:style-name="T38"><text:s text:c="58"/></text:span><text:span text:style-name="T22">d</text:span><text:span text:style-name="T29"><text:tab/>Enables all debug flags.</text:span></text:p>
      <text:p text:style-name="P104"><text:span text:style-name="T38"><text:s text:c="58"/></text:span><text:span text:style-name="T22">s</text:span><text:span text:style-name="T29"><text:tab/>Enables shader debug messages.</text:span></text:p>
      <text:p text:style-name="P104"><text:span text:style-name="T38"><text:s text:c="58"/></text:span><text:span text:style-name="T22">x</text:span><text:span text:style-name="T29"><text:tab/>Enables drawing of bounding boxes around all entities.</text:span></text:p>
      <text:p text:style-name="P104"><text:span text:style-name="T38"><text:s text:c="58"/></text:span><text:span text:style-name="T22">n</text:span><text:span text:style-name="T29"><text:tab/>Disables all debug flags and displays HUD again.</text:span></text:p>
      <text:p text:style-name="P103"><text:span text:style-name="T65"><text:s text:c="4"/></text:span><text:span text:style-name="T22">left</text:span><text:span text:style-name="T29"> and r</text:span><text:span text:style-name="T22">ight</text:span><text:span text:style-name="T29"> cursor keys<text:tab/>Halves/Doubles Time Acceleration Factor.</text:span></text:p>
      <text:p text:style-name="P109"/>
      <text:p text:style-name="P109"/>
      <text:p text:style-name="P109"/>
      <text:p text:style-name="P34">Helpful Information</text:p>
      <text:p text:style-name="P107"/>
      <text:p text:style-name="P12"><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2"><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2"><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2"><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2"><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2"><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07"/>
      <text:p text:style-name="P111"><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07"/>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 text:style-name="Internet_20_link" text:visited-style-name="Visited_20_Internet_20_Link">oolite.bug.reports@gmail.com</text:a>, attaching the crash log, that is located at </text:p>
      <text:p text:style-name="P3"><text:span text:style-name="T38"><text:s text:c="10"/></text:span>Mac OS X:<text:tab/><text:span text:style-name="T59">~/Library/Logs/CrashReporter/Oolite.crash.log</text:span></text:p>
      <text:p text:style-name="P3"><text:span text:style-name="T38"><text:s text:c="13"/></text:span>Windows:<text:tab/><text:span text:style-name="T60">&lt;Oolite installation folder&gt;</text:span><text:span text:style-name="T59">/oolite.app/Logs/Latest.log</text:span></text:p>
      <text:p text:style-name="P3"><text:span text:style-name="T38"><text:s text:c="22"/></text:span>Linux:<text:tab/><text:span text:style-name="T59">~/.Oolite/Logs/Latest.log</text:span></text:p>
      <text:p text:style-name="P110"/>
      <text:p text:style-name="P107"><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4">License</text:p>
      <text:p text:style-name="P107"/>
      <text:p text:style-name="P107">Copyright © 2004-2015 Giles C Williams, Jens Ayton and contributors.</text:p>
      <text:p text:style-name="P107"/>
      <text:p text:style-name="P107">This work is licensed under the GNU General Public License version 2.</text:p>
      <text:p text:style-name="P107"/>
      <text:p text:style-name="P107">This program is free software; you can redistribute it and/or modify it under the terms of the GNU General Public License as published by the Free Software Foundation; either version 2 of the License, or (at your option) any later version.</text:p>
      <text:p text:style-name="P107">This program is distributed in the hope that it will be useful, but WITHOUT ANY WARRANTY; without even the implied warranty of MERCHANTABILITY or FITNESS FOR A PARTICULAR PURPOSE. See the GNU General Public License for more details.</text:p>
      <text:p text:style-name="P107">You should have received a copy of the GNU General Public License along with this program; if not, write to the Free Software Foundation, Inc., 51 Franklin Street, Fifth Floor, Boston, MA 02110-1301, USA.</text:p>
      <text:p text:style-name="P107"/>
      <text:p text:style-name="P107">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07"/>
      <text:p text:style-name="P107">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07"/>
      <text:p text:style-name="P107">You are free:</text:p>
      <text:list xml:id="list295046130784170237" text:style-name="WW8Num6">
        <text:list-item>
          <text:p text:style-name="P134">to Share — to copy, distribute and transmit the work</text:p>
        </text:list-item>
        <text:list-item>
          <text:p text:style-name="P134">to Remix — to adapt the work</text:p>
        </text:list-item>
      </text:list>
      <text:p text:style-name="P107">under the following conditions:</text:p>
      <text:list xml:id="list6570615012398207829" text:style-name="WW8Num7">
        <text:list-item>
          <text:p text:style-name="P135">Attribution. You must attribute the work in the manner specified by the author or licensor (but not in any way that suggests that they endorse you or your use of the work).</text:p>
        </text:list-item>
        <text:list-item>
          <text:p text:style-name="P135">Noncommercial. You may not use this work for commercial purposes.</text:p>
        </text:list-item>
        <text:list-item>
          <text:p text:style-name="P135">Share Alike. If you alter, transform, or build upon this work, you may distribute the resulting work only under the same or similar license to this one. </text:p>
        </text:list-item>
      </text:list>
      <text:p text:style-name="P107"/>
      <text:p text:style-name="P107">For any reuse or distribution, you must make clear to others the license terms of this work.</text:p>
      <text:p text:style-name="P107">Any of the above conditions can be waived if you get permission from the copyright holder.</text:p>
      <text:p text:style-name="P107">Apart from the remix rights granted under this license, nothing in this license impairs or restricts the author’s moral rights</text:p>
      <text:p text:style-name="P107">Your fair dealing and other rights are in no way affected by the above.</text:p>
      <text:p text:style-name="P107">This is a human-readable summary of the Legal Code (the full license).</text:p>
      <text:p text:style-name="P107"/>
      <text:p text:style-name="P107"/>
      <text:p text:style-name="P107"/>
      <text:p text:style-name="P107"/>
      <text:p text:style-name="P129">The source code distribution and the Mac OS X version of Oolite contain parts subject to the following license:</text:p>
      <text:p text:style-name="P107"/>
      <text:p text:style-name="P107">VirtualRingBuffer</text:p>
      <text:p text:style-name="P107">Copyright © 2002, Kurt Revis. All rights reserved.</text:p>
      <text:p text:style-name="P107"/>
      <text:p text:style-name="P107">Redistribution and use in source and binary forms, with or without modification, are permitted provided that the following conditions are met:</text:p>
      <text:list xml:id="list5827234931784664935" text:style-name="WW8Num3">
        <text:list-item>
          <text:p text:style-name="P136">Redistributions of source code must retain the above copyright notice, this list of conditions and the following disclaimer.</text:p>
        </text:list-item>
        <text:list-item>
          <text:p text:style-name="P136">Redistributions in binary form must reproduce the above copyright notice, this list of conditions and the following disclaimer in the documentation and/or other materials provided with the distribution.</text:p>
        </text:list-item>
        <text:list-item>
          <text:p text:style-name="P136">Neither the name of Snoize nor the names of its contributors may be used to endorse or promote products derived from this software without specific prior written permission.</text:p>
        </text:list-item>
      </text:list>
      <text:p text:style-name="P107"/>
      <text:p text:style-name="P10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07"/>
      <text:p text:style-name="P107"/>
      <text:p text:style-name="P107"/>
      <text:p text:style-name="P107">The MiniZip code used is subject to the following license.</text:p>
      <text:p text:style-name="P107"/>
      <text:p text:style-name="P107">License</text:p>
      <text:p text:style-name="P107">----------------------------------------------------------</text:p>
      <text:p text:style-name="P107">Condition of use and distribution are the same than zlib :</text:p>
      <text:p text:style-name="P107"/>
      <text:p text:style-name="P107">This software is provided 'as-is', without any express or implied warranty. <text:s/>In no event will the authors be held liable for any damages arising from the use of this software.</text:p>
      <text:p text:style-name="P107"/>
      <text:p text:style-name="P107">Permission is granted to anyone to use this software for any purpose, including commercial applications, and to alter it and redistribute it freely, subject to the following restrictions:</text:p>
      <text:p text:style-name="P107"/>
      <text:list xml:id="list4431765280009284312" text:style-name="L3">
        <text:list-item>
          <text:p text:style-name="P137">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37">Altered source versions must be plainly marked as such, and must not be misrepresented as being the original software.</text:p>
        </text:list-item>
        <text:list-item>
          <text:p text:style-name="P137">This notice may not be removed or altered from any source distribution.</text:p>
        </text:list-item>
      </text:list>
      <text:p text:style-name="P107"/>
      <text:p text:style-name="P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6-06-20T17:43:43.150000000</dc:date>
    <meta:print-date>2015-05-07T11:28:34.11</meta:print-date>
    <meta:editing-cycles>97</meta:editing-cycles>
    <meta:editing-duration>P3DT16H22M7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0" meta:word-count="3650" meta:character-count="26131" meta:non-whitespace-character-count="20693"/>
    <meta:user-defined meta:name="Info 1"/>
    <meta:user-defined meta:name="Info 2"/>
    <meta:user-defined meta:name="Info 3"/>
    <meta:user-defined meta:name="Info 4"/>
  </office:meta>
</office:document-meta>
</file>